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4caf50"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loext:graphic-properties draw:fill="solid" draw:fill-color="#4caf50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NYT A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ly Homew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ength of submission depends on type of ho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next week’s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ly Prepa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Prepare assigned reading for discussion in class</text:p>
                <text:list>
                  <text:list-item>
                    <text:p>Perform a structured analysis as done for ho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d-hoc Summary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d-hoc summary</text:p>
                <text:list>
                  <text:list-item>
                    <text:p>A summary of an article as you see fit</text:p>
                  </text:list-item>
                  <text:list-item>
                    <text:p>Up to one page of text for one summ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ructured Analysis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ructured analysis</text:p>
                <text:list>
                  <text:list-item>
                    <text:p>A structured analysis of an article using our “how to summarize” approach</text:p>
                  </text:list-item>
                  <text:list-item>
                    <text:p>See <text:span text:style-name="T5">Student Materials </text:span>tab at <text:a xlink:href="https://oss.cs.fau.de/oss-nyt-course" xlink:type="simple">https://oss.cs.fau.de/oss-nyt-course</text:a><text:s/></text:p>
                  </text:list-item>
                  <text:list-item>
                    <text:p>Up to five pages of structured bullet li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ritten Summary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Written summary</text:p>
                <text:list>
                  <text:list-item>
                    <text:p>A summary of an article based on a structured analysis</text:p>
                  </text:list-item>
                  <text:list-item>
                    <text:p>See <text:span text:style-name="T5">Student Materials </text:span>tab at <text:a xlink:href="https://oss.cs.fau.de/oss-nyt-course" xlink:type="simple">https://oss.cs.fau.de/oss-nyt-course</text:a><text:s/></text:p>
                  </text:list-item>
                  <text:list-item>
                    <text:p>Up to one page of prose</text:p>
                  </text:list-item>
                  <text:list-item>
                    <text:p>Should follow out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search Method Application (Type of Homework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search method application</text:p>
                <text:list>
                  <text:list-item>
                    <text:p>The results of a method exercise</text:p>
                  </text:list-item>
                  <text:list-item>
                    <text:p>Types of methods may vary by semester</text:p>
                  </text:list-item>
                  <text:list-item>
                    <text:p>Instructions will be provided in clas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search Article Review (Type of Homework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search article review</text:p>
                <text:list>
                  <text:list-item>
                    <text:p>A scientific review (content analysis + recommendation) of an article</text:p>
                  </text:list-item>
                  <text:list-item>
                    <text:p>See <text:span text:style-name="T5">Student Materials </text:span>tab in <text:span text:style-name="T5">Course Organization </text:span>doc</text:p>
                  </text:list-item>
                  <text:list-item>
                    <text:p>Up to one page of pr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" draw:layer="layout" svg:width="20cm" svg:height="4cm" svg:x="0cm" svg:y="11.75cm">
          <draw:text-box>
            <text:p text:style-name="P6"><text:span text:style-name="T6">DR</text:span></text:p>
          </draw:text-box>
        </draw:frame>
        <draw:frame presentation:style-name="pr9" draw:text-style-name="P8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9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0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20:58:43.385260672</meta:creation-date>
    <meta:editing-duration>PT1H14M44S</meta:editing-duration>
    <meta:editing-cycles>10</meta:editing-cycles>
    <meta:generator>LibreOffice/6.0.7.3$Linux_X86_64 LibreOffice_project/00m0$Build-3</meta:generator>
    <dc:date>2020-11-02T11:44:30.386507117</dc:date>
    <meta:document-statistic meta:object-count="110"/>
  </office:meta>
</office:document-meta>
</file>